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1744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2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4000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"8 9 * 9 - 9 - 9 - 4 - 1 +"</text:p>
          </table:table-cell>
          <table:table-cell table:number-columns-repeated="3"/>
          <table:table-cell table:style-name="ce7" table:number-columns-repeated="2"/>
          <table:table-cell table:number-columns-repeated="1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“-”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“-”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“-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-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-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+”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5 1 2 + 4 * + 3 -</text:p>
          </table:table-cell>
          <table:table-cell table:number-columns-repeated="3"/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_</text:p>
          </table:table-cell>
          <table:table-cell table:number-columns-repeated="8"/>
          <table:table-cell office:value-type="string" calcext:value-type="string">
            <text:p>stack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9"/>
          <table:table-cell office:value-type="string" calcext:value-type="string">
            <text:p>var=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9"/>
          <table:table-cell office:value-type="string" calcext:value-type="string">
            <text:p>Var =*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ar</text:p>
          </table:table-cell>
          <table:table-cell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9"/>
          <table:table-cell office:value-type="string" calcext:value-type="string">
            <text:p>var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var1+=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9"/>
          <table:table-cell office:value-type="string" calcext:value-type="string">
            <text:p>var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Var2*=</text:p>
          </table:table-cell>
          <table:table-cell office:value-type="string" calcext:value-type="string">
            <text:p>var1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9"/>
          <table:table-cell office:value-type="string" calcext:value-type="string">
            <text:p>var3</text:p>
          </table:table-cell>
          <table:table-cell office:value-type="string" calcext:value-type="string">
            <text:p>var2</text:p>
          </table:table-cell>
          <table:table-cell/>
          <table:table-cell office:value-type="string" calcext:value-type="string">
            <text:p>var3</text:p>
          </table:table-cell>
          <table:table-cell/>
        </table:table-row>
        <table:table-row table:style-name="ro1">
          <table:table-cell table:number-columns-repeated="19"/>
          <table:table-cell office:value-type="string" calcext:value-type="string">
            <text:p>Var3 +=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9"/>
          <table:table-cell office:value-type="string" calcext:value-type="string">
            <text:p>var4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9"/>
          <table:table-cell office:value-type="string" calcext:value-type="string">
            <text:p>reglas: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 calcext:value-type="string">
            <text:p>cada vez que se encuentra un operador , en el stack tiene que haber al menos 2 elementos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08:08:22.6621337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08:08:24.842226836</meta:creation-date>
    <meta:editing-duration>PT1M7S</meta:editing-duration>
    <meta:editing-cycles>2</meta:editing-cycles>
    <meta:generator>LibreOffice/24.8.7.2$Linux_X86_64 LibreOffice_project/f4f281f562fb585d46b0af5755dfe1eb6adc047f</meta:generator>
    <dc:date>2025-07-16T08:09:29.502521162</dc:date>
    <meta:document-statistic meta:table-count="1" meta:cell-count="53" meta:object-count="0"/>
  </office:meta>
</office:document-meta>
</file>